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e49" officeooo:paragraph-rsid="0016ce49"/>
    </style:style>
    <style:style style:name="P2" style:family="paragraph" style:parent-style-name="Standard">
      <style:text-properties fo:font-weight="bold" officeooo:rsid="0016ce49" officeooo:paragraph-rsid="0016ce49" style:font-weight-asian="bold" style:font-weight-complex="bold"/>
    </style:style>
    <style:style style:name="P3" style:family="paragraph" style:parent-style-name="Standard">
      <style:text-properties fo:font-weight="normal" officeooo:rsid="0016ce49" officeooo:paragraph-rsid="0016ce49" style:font-weight-asian="normal" style:font-weight-complex="normal"/>
    </style:style>
    <style:style style:name="P4" style:family="paragraph" style:parent-style-name="Standard">
      <style:text-properties fo:font-style="normal" fo:font-weight="bold" officeooo:rsid="0016ce49" officeooo:paragraph-rsid="0016ce49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8b7d6" officeooo:paragraph-rsid="0018b7d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6ce49" officeooo:paragraph-rsid="0016ce4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8b7d6" officeooo:paragraph-rsid="0018b7d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8b7d6" officeooo:paragraph-rsid="002409f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18b7d6"/>
    </style:style>
    <style:style style:name="P10" style:family="paragraph" style:parent-style-name="Standard">
      <style:text-properties officeooo:paragraph-rsid="00247341"/>
    </style:style>
    <style:style style:name="P11" style:family="paragraph" style:parent-style-name="Standard">
      <style:text-properties officeooo:rsid="00286bca" officeooo:paragraph-rsid="00286bca"/>
    </style:style>
    <style:style style:name="P12" style:family="paragraph" style:parent-style-name="Standard">
      <style:text-properties fo:font-weight="bold" officeooo:rsid="00286bca" officeooo:paragraph-rsid="00286bca" style:font-weight-asian="bold" style:font-weight-complex="bold"/>
    </style:style>
    <style:style style:name="P13" style:family="paragraph" style:parent-style-name="Standard">
      <style:text-properties fo:font-weight="bold" officeooo:rsid="002f331d" officeooo:paragraph-rsid="002f331d" style:font-weight-asian="bold" style:font-weight-complex="bold"/>
    </style:style>
    <style:style style:name="P14" style:family="paragraph" style:parent-style-name="Standard">
      <style:text-properties officeooo:paragraph-rsid="00286bca"/>
    </style:style>
    <style:style style:name="P15" style:family="paragraph" style:parent-style-name="Standard">
      <style:text-properties officeooo:rsid="003086fc" officeooo:paragraph-rsid="003086fc"/>
    </style:style>
    <style:style style:name="T1" style:family="text">
      <style:text-properties officeooo:rsid="001b39e5"/>
    </style:style>
    <style:style style:name="T2" style:family="text">
      <style:text-properties officeooo:rsid="001c0c2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8b7d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6d4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4734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980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5d8b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aee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8e1a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bde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331d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8b7d6" style:font-style-asian="normal" style:font-style-complex="normal"/>
    </style:style>
    <style:style style:name="T15" style:family="text">
      <style:text-properties fo:font-style="normal" officeooo:rsid="0028e1a7" style:font-style-asian="normal" style:font-style-complex="normal"/>
    </style:style>
    <style:style style:name="T16" style:family="text">
      <style:text-properties officeooo:rsid="00226a1a"/>
    </style:style>
    <style:style style:name="T17" style:family="text">
      <style:text-properties officeooo:rsid="0022e3ee"/>
    </style:style>
    <style:style style:name="T18" style:family="text">
      <style:text-properties officeooo:rsid="00246d48"/>
    </style:style>
    <style:style style:name="T19" style:family="text">
      <style:text-properties officeooo:rsid="0028e1a7"/>
    </style:style>
    <style:style style:name="T20" style:family="text">
      <style:text-properties style:font-name="Liberation Mono" fo:font-style="normal" fo:font-weight="normal" officeooo:rsid="002f331d" style:font-name-asian="Noto Sans Mono CJK SC" style:font-style-asian="normal" style:font-weight-asian="normal" style:font-name-complex="Liberation Mono" style:font-style-complex="normal" style:font-weight-complex="normal"/>
    </style:style>
    <style:style style:name="T21" style:family="text">
      <style:text-properties officeooo:rsid="002f3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 1</text:p>
      <text:p text:style-name="P1"/>
      <text:p text:style-name="P1">Melhor caso (1)</text:p>
      <text:p text:style-name="P1">Pior caso (<text:span text:style-name="T2">log </text:span>n)</text:p>
      <text:p text:style-name="P1">Limite não apertado</text:p>
      <text:p text:style-name="P1"/>
      <text:p text:style-name="P2">Ex 2</text:p>
      <text:p text:style-name="P2"/>
      <text:p text:style-name="P3">Pior caso (n)</text:p>
      <text:p text:style-name="P3">Limite apertado</text:p>
      <text:p text:style-name="P3"/>
      <text:p text:style-name="P2">Ex3</text:p>
      <text:p text:style-name="P2"/>
      <text:p text:style-name="P3">Pior caso (log n * m)</text:p>
      <text:p text:style-name="P3"/>
      <text:p text:style-name="P2">Ex4</text:p>
      <text:p text:style-name="P2"/>
      <text:p text:style-name="P6">Pior caso (n<text:span text:style-name="T1">²</text:span>)</text:p>
      <text:p text:style-name="P6"/>
      <text:p text:style-name="P4">Ex5</text:p>
      <text:p text:style-name="P4"/>
      <text:p text:style-name="P6">Melhor caso (1)</text:p>
      <text:p text:style-name="P6">Pior caso (n)</text:p>
      <text:p text:style-name="P6">Limite não apertado</text:p>
      <text:p text:style-name="P6"/>
      <text:p text:style-name="P4">Ex6</text:p>
      <text:p text:style-name="P6">{6, 8, 10, 11, 21, 12, 16, 14, 17, 20}</text:p>
      <text:p text:style-name="P6"/>
      <text:p text:style-name="P4">Ex7</text:p>
      <text:p text:style-name="P7">{14, 11, 16, 8, 6, 12, 10, 17, 20, 21}</text:p>
      <text:p text:style-name="P7"/>
      <text:p text:style-name="P5">Ex8</text:p>
      <text:p text:style-name="P8">{ <text:span text:style-name="T19">8, </text:span><text:span text:style-name="T16">11</text:span>, <text:span text:style-name="T17">16</text:span>, <text:span text:style-name="T17">20</text:span>, 21, 12, 10, 14, 17, 6}</text:p>
      <text:p text:style-name="P9"><text:span text:style-name="T4"/></text:p>
      <text:p text:style-name="P12"><text:span text:style-name="T14">E</text:span><text:span text:style-name="T13">x9</text:span></text:p>
      <text:p text:style-name="P11"><text:span text:style-name="T4">{ 8, </text:span><text:span text:style-name="T8">11, </text:span><text:span text:style-name="T4">12, 10, 14, </text:span><text:span text:style-name="T9">16</text:span><text:span text:style-name="T4">, 6, 17, </text:span><text:span text:style-name="T7">20, </text:span><text:span text:style-name="T6">21</text:span><text:span text:style-name="T4">}</text:span></text:p>
      <text:p text:style-name="P9"><text:span text:style-name="T4"/></text:p>
      <text:p text:style-name="P12"><text:span text:style-name="T14">E</text:span><text:span text:style-name="T13">x10</text:span></text:p>
      <text:p text:style-name="P11"><text:span text:style-name="T3">O(</text:span><text:span text:style-name="T10">n)</text:span></text:p>
      <text:p text:style-name="P15"><text:span text:style-name="T10">J</text:span><text:span text:style-name="T3">á ordenado</text:span></text:p>
      <text:p text:style-name="P15"><text:span text:style-name="T3"/></text:p>
      <text:p text:style-name="P13"><text:span text:style-name="T15">E</text:span><text:span text:style-name="T13">x11</text:span></text:p>
      <text:p text:style-name="P14"><text:span text:style-name="Source_20_Text"><text:span text:style-name="T10">&lt;</text:span></text:span><text:span text:style-name="Source_20_Text"><text:span text:style-name="T20">9</text:span></text:span><text:span text:style-name="Source_20_Text"><text:span text:style-name="T10">, 6, 5, </text:span></text:span><text:span text:style-name="Source_20_Text"><text:span text:style-name="T20">7</text:span></text:span><text:span text:style-name="Source_20_Text"><text:span text:style-name="T10">, </text:span></text:span><text:span text:style-name="Source_20_Text"><text:span text:style-name="T12">4</text:span></text:span><text:span text:style-name="Source_20_Text"><text:span text:style-name="T10">, </text:span></text:span><text:span text:style-name="Source_20_Text"><text:span text:style-name="T12">10</text:span></text:span><text:span text:style-name="Source_20_Text"><text:span text:style-name="T10">, 16, 18, </text:span></text:span><text:span text:style-name="Source_20_Text"><text:span text:style-name="T12">14</text:span></text:span><text:span text:style-name="Source_20_Text"><text:span text:style-name="T10">, </text:span></text:span><text:span text:style-name="Source_20_Text"><text:span text:style-name="T12">13</text:span></text:span><text:span text:style-name="Source_20_Text"><text:span text:style-name="T10">, 1</text:span></text:span><text:span text:style-name="Source_20_Text"><text:span text:style-name="T12">2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1:06:11.021458735</meta:creation-date>
    <dc:date>2022-04-30T22:09:37.071715687</dc:date>
    <meta:editing-duration>PT1H11M11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04" meta:character-count="406" meta:non-whitespace-character-count="332"/>
  </office:meta>
</office:document-meta>
</file>